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Helvetica" svg:font-family="Helvetica" style:font-family-generic="roman" style:font-pitch="variable"/>
    <style:font-face style:name="Helvetica-Bold" svg:font-family="Helvetica-Bold" style:font-family-generic="roman" style:font-pitch="variable"/>
    <style:font-face style:name="Liberation Serif" svg:font-family="'Liberation Serif'" style:font-family-generic="roman" style:font-pitch="variable"/>
    <style:font-face style:name="Times-Bold" svg:font-family="Times-Bold" style:font-family-generic="roman" style:font-pitch="variable"/>
    <style:font-face style:name="Times-Italic" svg:font-family="Times-Italic" style:font-family-generic="roman" style:font-pitch="variable"/>
    <style:font-face style:name="Times-Roman" svg:font-family="Times-Roman" style:font-family-generic="roman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officeooo:paragraph-rsid="00197ef6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officeooo:paragraph-rsid="001b48dd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officeooo:paragraph-rsid="001c11e2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normal" officeooo:paragraph-rsid="0018f07a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rsid="001c297d" officeooo:paragraph-rsid="001c297d"/>
    </style:style>
    <style:style style:name="P8" style:family="paragraph" style:parent-style-name="Standard">
      <style:paragraph-properties fo:text-align="start" style:justify-single-word="false"/>
      <style:text-properties fo:color="#000000" style:font-name="Times-Roman" fo:font-size="13pt" fo:font-weight="bold" style:font-size-asian="13pt" style:font-weight-asian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Times-Roman" fo:font-size="13pt" fo:font-weight="bold" officeooo:rsid="001dd2e7" officeooo:paragraph-rsid="001dd2e7" style:font-size-asian="13pt" style:font-weight-asian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Times-Roman" fo:font-size="11.5pt" style:font-size-asian="11.5pt"/>
    </style:style>
    <style:style style:name="P11" style:family="paragraph" style:parent-style-name="Standard">
      <style:paragraph-properties fo:text-align="start" style:justify-single-word="false"/>
      <style:text-properties fo:color="#000000" style:font-name="Times-Roman" fo:font-size="11.5pt" fo:font-weight="bold" style:font-size-asian="11.5pt" style:font-weight-asian="bold"/>
    </style:style>
    <style:style style:name="P12" style:family="paragraph" style:parent-style-name="Standard">
      <style:paragraph-properties fo:text-align="start" style:justify-single-word="false"/>
      <style:text-properties fo:color="#000000" style:font-name="Arial"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000000" style:font-name="Arial" fo:font-size="12pt" fo:font-weight="bold" style:font-size-asian="12pt" style:font-weight-asian="bold" style:font-size-complex="12pt"/>
    </style:style>
    <style:style style:name="P14" style:family="paragraph" style:parent-style-name="Standard">
      <style:paragraph-properties fo:text-align="start" style:justify-single-word="false"/>
      <style:text-properties fo:color="#000000" style:font-name="Arial" fo:font-size="12pt" fo:font-weight="bold" officeooo:rsid="001c297d" officeooo:paragraph-rsid="001c297d" style:font-size-asian="12pt" style:font-weight-asian="bold" style:font-size-complex="12pt"/>
    </style:style>
    <style:style style:name="P15" style:family="paragraph" style:parent-style-name="Standard">
      <style:paragraph-properties fo:text-align="start" style:justify-single-word="false"/>
      <style:text-properties fo:color="#000000" style:font-name="Arial" fo:font-size="12pt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color="#000000" style:font-name="Arial" fo:font-size="12pt" officeooo:rsid="001c11e2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color="#000000" style:font-name="Arial" fo:font-size="12pt" officeooo:rsid="001c297d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1b162b" style:font-size-asian="12pt" style:font-weight-asian="normal" style:font-size-complex="12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style:font-name="Arial" fo:font-size="12pt" fo:font-weight="bold" style:font-size-asian="12pt" style:font-weight-asian="bold" style:font-size-complex="12pt"/>
    </style:style>
    <style:style style:name="T3" style:family="text">
      <style:text-properties fo:color="#000000" fo:font-weight="bold" style:font-weight-asian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weight="bold" officeooo:rsid="001b162b" style:font-weight-asian="bold" style:font-weight-complex="bold"/>
    </style:style>
    <style:style style:name="T6" style:family="text">
      <style:text-properties fo:color="#000000" fo:font-weight="bold" officeooo:rsid="001b48dd" style:font-weight-asian="bold" style:font-weight-complex="bold"/>
    </style:style>
    <style:style style:name="T7" style:family="text">
      <style:text-properties fo:color="#000000" fo:font-weight="bold" officeooo:rsid="001b48dd" style:font-weight-asian="bold"/>
    </style:style>
    <style:style style:name="T8" style:family="text">
      <style:text-properties fo:color="#000000" fo:font-weight="normal" officeooo:rsid="00155227" style:font-weight-asian="normal" style:font-weight-complex="normal"/>
    </style:style>
    <style:style style:name="T9" style:family="text">
      <style:text-properties fo:color="#000000" fo:font-weight="normal" officeooo:rsid="0016df67" style:font-weight-asian="normal" style:font-weight-complex="normal"/>
    </style:style>
    <style:style style:name="T10" style:family="text">
      <style:text-properties fo:color="#000000" fo:font-weight="normal" officeooo:rsid="00170951" style:font-weight-asian="normal" style:font-weight-complex="normal"/>
    </style:style>
    <style:style style:name="T11" style:family="text">
      <style:text-properties fo:color="#000000" fo:font-weight="normal" officeooo:rsid="001b162b" style:font-weight-asian="normal" style:font-weight-complex="normal"/>
    </style:style>
    <style:style style:name="T12" style:family="text">
      <style:text-properties fo:color="#000000" fo:font-weight="normal" officeooo:rsid="001b48dd" style:font-weight-asian="normal" style:font-weight-complex="normal"/>
    </style:style>
    <style:style style:name="T13" style:family="text">
      <style:text-properties fo:color="#000000" officeooo:rsid="00155227"/>
    </style:style>
    <style:style style:name="T14" style:family="text">
      <style:text-properties fo:color="#000000" officeooo:rsid="0016df67"/>
    </style:style>
    <style:style style:name="T15" style:family="text">
      <style:text-properties fo:color="#000000" officeooo:rsid="00170951"/>
    </style:style>
    <style:style style:name="T16" style:family="text">
      <style:text-properties fo:color="#000000" officeooo:rsid="0018f07a"/>
    </style:style>
    <style:style style:name="T17" style:family="text">
      <style:text-properties fo:color="#000000" officeooo:rsid="00197ef6"/>
    </style:style>
    <style:style style:name="T18" style:family="text">
      <style:text-properties fo:color="#000000" officeooo:rsid="001c297d"/>
    </style:style>
    <style:style style:name="T19" style:family="text">
      <style:text-properties fo:color="#000000" officeooo:rsid="001c11e2"/>
    </style:style>
    <style:style style:name="T20" style:family="text">
      <style:text-properties fo:color="#000000" officeooo:rsid="001b48dd"/>
    </style:style>
    <style:style style:name="T21" style:family="text">
      <style:text-properties fo:color="#000000" fo:font-style="italic" style:font-style-asian="italic"/>
    </style:style>
    <style:style style:name="T22" style:family="text">
      <style:text-properties fo:color="#000000" fo:font-style="italic" officeooo:rsid="001c11e2" style:font-style-asian="italic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97ef6" style:font-weight-asian="normal" style:font-weight-complex="normal"/>
    </style:style>
    <style:style style:name="T25" style:family="text">
      <style:text-properties fo:font-weight="normal" officeooo:rsid="0019e668" style:font-weight-asian="normal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97ef6" style:font-weight-asian="bold" style:font-weight-complex="bold"/>
    </style:style>
    <style:style style:name="T28" style:family="text">
      <style:text-properties officeooo:rsid="00170951"/>
    </style:style>
    <style:style style:name="T29" style:family="text">
      <style:text-properties officeooo:rsid="00197ef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9">Rafael Mendes de Souza<text:tab/>2014015559</text:p>
      <text:p text:style-name="P9">Gabriel Breunig de Souza Nunes 2104430521</text:p>
      <text:p text:style-name="P9"/>
      <text:p text:style-name="P12">1. Introdução</text:p>
      <text:p text:style-name="P1"><text:span text:style-name="T3"><text:tab/></text:span><text:span text:style-name="T9">Um </text:span><text:span text:style-name="T8">buscador é um </text:span><text:span text:style-name="T9">programa</text:span><text:span text:style-name="T8"> </text:span><text:span text:style-name="T9">projetado</text:span><text:span text:style-name="T8"> para procurar </text:span><text:span text:style-name="T9">palavras</text:span><text:span text:style-name="T8"> fornecidas pelo </text:span><text:span text:style-name="T9">usuário</text:span><text:span text:style-name="T8"> em documentos e </text:span><text:span text:style-name="T9">bancos de dados</text:span><text:span text:style-name="T8">. No contexto da </text:span><text:span text:style-name="T9">inte</text:span><text:span text:style-name="T10">rn</text:span><text:span text:style-name="T9">e</text:span><text:span text:style-name="T10">t</text:span><text:span text:style-name="T8">, </text:span><text:span text:style-name="T9">ele</text:span><text:span text:style-name="T8"> permite procurar palavras-chave em documentos, como aqueles que se encontram armazenados em </text:span><text:span text:style-name="T9">sites</text:span><text:span text:style-name="T8">. </text:span></text:p>
      <text:p text:style-name="P5"><text:span text:style-name="T1"><text:tab/></text:span><text:span text:style-name="T13">O objetivo d</text:span><text:span text:style-name="T15">este </text:span><text:span text:style-name="T13">trabalho é criar um programa</text:span><text:span text:style-name="T14"> com princípio de funcionamento </text:span><text:span text:style-name="T13"><text:s/></text:span><text:span text:style-name="T14">semelhante ao dos buscadores </text:span><text:span text:style-name="T13">para encontrar palavras digitadas pelo usuário em </text:span><text:span text:style-name="T14">um</text:span><text:span text:style-name="T13"> conjunto de arquivos </text:span><text:span text:style-name="T14">no </text:span><text:span text:style-name="T13">formato (txt).</text:span></text:p>
      <text:p text:style-name="P13"/>
      <text:p text:style-name="P12">2. Implementação</text:p>
      <text:p text:style-name="P5"><text:span text:style-name="T15"><text:tab/>O princípio de</text:span><text:span text:style-name="T1"> funcionamento de busca</text:span><text:span text:style-name="T15">dores</text:span><text:span text:style-name="T1">, tais como Google e Yahoo!, é </text:span><text:span text:style-name="T15">baseado na reunião de documentos para </text:span><text:span text:style-name="T1"><text:s/>construção <text:s/>de um </text:span>índice invertid<text:span text:style-name="T28">o</text:span>. <text:span text:style-name="T28">O índice invertido e usa o princípio da associação de tal forma que cada palavra e associada a um conjunto de documentos onde ela está presente. </text:span></text:p>
      <text:p text:style-name="P5"/>
      <text:p text:style-name="P13">Estrutura de Dados</text:p>
      <text:p text:style-name="P6"><text:span text:style-name="T1"><text:tab/>Para a implementação do </text:span><text:span text:style-name="T16">índice invertido</text:span><text:span text:style-name="T1"> foi </text:span><text:span text:style-name="T15">usado </text:span><text:span text:style-name="T1">um</text:span><text:span text:style-name="T16">a estrutura tipo map</text:span><text:span text:style-name="T17">a</text:span><text:span text:style-name="T16">, <text:s/>uma estrutura associativa na qual os elementos armazenados estão organizados</text:span></text:p>
      <text:p text:style-name="P5">na forma de pares (chave, valor), de tal forma que é possível ter acesso a valor (que</text:p>
      <text:p text:style-name="P5">pode eventualmente ser um objeto com uma estrutura complexa</text:p>
      <text:p text:style-name="P5">obter o valor a partir da especificação da chave.</text:p>
      <text:p text:style-name="P1"><text:span text:style-name="T23"><text:tab/></text:span>Em C++, a biblioteca STL implementa mapas com a classe <text:span text:style-name="T26">map</text:span>. A declaração de uma coleção deste tipo especifica dois parâmetros, o primeiro para o tipo da chave e o segundo<text:span text:style-name="T29"> </text:span><text:span text:style-name="T23">para o tipo do valor.</text:span></text:p>
      <text:p text:style-name="P1"><text:span text:style-name="T23"><text:tab/>A estrutura </text:span><text:span text:style-name="T26">map</text:span> não admite duplicação de chaves; STL oferece também uma implementação <text:span text:style-name="T26">multimap</text:span>, na qual as chaves podem ser repetidas, <text:span text:style-name="T29">essa estrutura foi usado porque a palavra procurada pode existir em mais de um arquivo, sendo que a palavra procurada é a chave e os arquivos onde ela está são os valores.</text:span></text:p>
      <text:p text:style-name="P2"><text:span text:style-name="T29"><text:tab/>Outra estrutura utilizada foi um vetor dinâmico da biblioteca STL <text:s/></text:span><text:span text:style-name="T27">vector</text:span><text:span text:style-name="T24">, esse é uma coleção de dados de um mesmo tipo que aumenta de tamanho de forma dinâmica de acordo com a necessidade do programa em execução. Ele foi utilizado para armazenas as os valores (nomes dos arquivos) associados as chaves </text:span><text:span text:style-name="T25">no momento da impressão na tela.</text:span><text:span text:style-name="T24"> </text:span></text:p>
      <text:p text:style-name="P15"/>
      <text:p text:style-name="P13">Funções e Procedimentos:</text:p>
      <text:p text:style-name="P3"><text:span text:style-name="T11">A seguinte funç</text:span><text:span text:style-name="T12">ão</text:span><text:span text:style-name="T11"> f</text:span><text:span text:style-name="T12">oi</text:span><text:span text:style-name="T11"> usada</text:span><text:span text:style-name="T1"> </text:span><text:span text:style-name="T5">(</text:span><text:span text:style-name="T4">multimap</text:span><text:span text:style-name="T5">):</text:span></text:p>
      <text:p text:style-name="P1"><text:span text:style-name="T3"><text:tab/>insert(pair &lt;string, string&gt; (chave, valor): </text:span><text:span text:style-name="T11">Insere uma chave e um valor na estrutura onde ambas são strings.</text:span></text:p>
      <text:p text:style-name="P18"/>
      <text:p text:style-name="P3"><text:span text:style-name="T11">A seguinte funç</text:span><text:span text:style-name="T12">ão</text:span><text:span text:style-name="T11"> f</text:span><text:span text:style-name="T12">oi</text:span><text:span text:style-name="T11"> usada <text:s/></text:span><text:span text:style-name="T5">(</text:span><text:span text:style-name="T6">vector</text:span><text:span text:style-name="T5">)</text:span><text:span text:style-name="T11">:</text:span></text:p>
      <text:p text:style-name="P1"><text:span text:style-name="T3"><text:tab/>push_back(</text:span><text:span text:style-name="T7">valor</text:span><text:span text:style-name="T3">):</text:span><text:span text:style-name="T12">Insere um valor no vetor dinâmico onde esse valor e uma string.</text:span></text:p>
      <text:p text:style-name="P15"/>
      <text:p text:style-name="P15"/>
      <text:p text:style-name="P13">Programa Principal</text:p>
      <text:p text:style-name="P1"><text:span text:style-name="T1"><text:tab/>O programa principal cria uma variável do tipo</text:span><text:span text:style-name="T4"> </text:span><text:span text:style-name="T6">buscador</text:span><text:span text:style-name="T20">, classe onde contem os métodos para operar o índice <text:s/>invertido, em seguida recebe uma palavra enviada pelo usuário. <text:s/></text:span><text:span text:style-name="T19">Então o programa faz a busca no conjunto de arquivo pré definidos guarda no índice invertido busca no mesmo guardo no vector então imprime na tela.</text:span></text:p>
      <text:p text:style-name="P16"/>
      <text:p text:style-name="P13"><text:soft-page-break/>Organização do Código, Decisões de Implementação e Detalhes Técnicos</text:p>
      <text:p text:style-name="P4"><text:span text:style-name="T1"><text:tab/>O código está dividido em </text:span><text:span text:style-name="T19">quatro</text:span><text:span text:style-name="T1"> arquivos princ</text:span><text:span text:style-name="T19">i</text:span><text:span text:style-name="T1">pais: </text:span><text:span text:style-name="T19">mian</text:span><text:span text:style-name="T21">.cpp, </text:span><text:span text:style-name="T22">buscador</text:span><text:span text:style-name="T21">.cpp,</text:span><text:span text:style-name="T1"> </text:span><text:span text:style-name="T19">buscador</text:span><text:span text:style-name="T21">.h </text:span><text:span text:style-name="T22">e util.h.</text:span><text:span text:style-name="T21"> </text:span><text:span text:style-name="T1">implementam o Tipo</text:span></text:p>
      <text:p text:style-name="P13">4. Teste</text:p>
      <text:p text:style-name="P15"><text:tab/>Vários testes foram realizados com o programa de forma a verificar o seu</text:p>
      <text:p text:style-name="P1"><text:span text:style-name="T1">funcionamento. Os testes foram realizados em um Pentium </text:span><text:span text:style-name="T19">Dual-Core</text:span><text:span text:style-name="T1">, com </text:span><text:span text:style-name="T19">2</text:span><text:span text:style-name="T1"> Gb de memória.</text:span></text:p>
      <text:p text:style-name="P1"><text:span text:style-name="T1"><text:tab/></text:span><text:span text:style-name="T18">Testes como, palavras com caracteres especiais e letras maiúsculas e minusculas de forma desordenada, não causam nem um problema na execução do programa.</text:span></text:p>
      <text:p text:style-name="P13">5. Conclusão</text:p>
      <text:p text:style-name="P15"><text:tab/>A implementação do trabalho transcorreu sem maiores problemas e os resultados</text:p>
      <text:p text:style-name="P15">ficaram dentro do esperado.</text:p>
      <text:p text:style-name="P1"><text:span text:style-name="T1"><text:tab/>A principal dificuldade encontrada foi </text:span><text:span text:style-name="T18">pensar em uma organização para as funções e métodos de forma a <text:s/>criar uma unidade não um conjunto de arquivos separados.</text:span></text:p>
      <text:p text:style-name="P17"/>
      <text:p text:style-name="P13">Referências</text:p>
      <text:p text:style-name="P7"><text:span text:style-name="T2">[1] - </text:span><text:a xlink:type="simple" xlink:href="https://pt.wikipedia.org/wiki/Motor_de_busca" text:style-name="Internet_20_link" text:visited-style-name="Visited_20_Internet_20_Link">https://pt.wikipedia.org/wiki/Motor_de_busca</text:a></text:p>
      <text:p text:style-name="P14">[2] - http://lampiao.ic.unicamp.br/maratona/?name=estruturas</text:p>
      <text:p text:style-name="P10"/>
      <text:p text:style-name="P1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Helvetica" svg:font-family="Helvetica" style:font-family-generic="roman" style:font-pitch="variable"/>
    <style:font-face style:name="Helvetica-Bold" svg:font-family="Helvetica-Bold" style:font-family-generic="roman" style:font-pitch="variable"/>
    <style:font-face style:name="Liberation Serif" svg:font-family="'Liberation Serif'" style:font-family-generic="roman" style:font-pitch="variable"/>
    <style:font-face style:name="Times-Bold" svg:font-family="Times-Bold" style:font-family-generic="roman" style:font-pitch="variable"/>
    <style:font-face style:name="Times-Italic" svg:font-family="Times-Italic" style:font-family-generic="roman" style:font-pitch="variable"/>
    <style:font-face style:name="Times-Roman" svg:font-family="Times-Roman" style:font-family-generic="roman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21:39:39.741000000</meta:creation-date>
    <dc:date>2018-11-25T23:39:43.373000000</dc:date>
    <meta:editing-duration>PT43M38S</meta:editing-duration>
    <meta:editing-cycles>13</meta:editing-cycles>
    <meta:generator>LibreOffice/5.4.4.2$Windows_X86_64 LibreOffice_project/2524958677847fb3bb44820e40380acbe820f960</meta:generator>
    <meta:document-statistic meta:table-count="0" meta:image-count="0" meta:object-count="0" meta:page-count="2" meta:paragraph-count="35" meta:word-count="562" meta:character-count="3580" meta:non-whitespace-character-count="3026"/>
  </office:meta>
</office:document-meta>
</file>